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5pt" fo:font-weight="normal" officeooo:rsid="001f2810" officeooo:paragraph-rsid="001f2810" style:font-size-asian="15pt" style:font-weight-asian="normal" style:font-size-complex="15pt" style:font-weight-complex="normal"/>
    </style:style>
    <style:style style:name="P2" style:family="paragraph" style:parent-style-name="Standard">
      <style:text-properties fo:font-size="15pt" fo:font-weight="normal" officeooo:rsid="001f2810" officeooo:paragraph-rsid="001f2810" style:font-size-asian="15pt" style:font-weight-asian="normal" style:font-size-complex="15pt" style:font-weight-complex="normal"/>
    </style:style>
    <style:style style:name="P3" style:family="paragraph">
      <style:paragraph-properties fo:margin-top="0.1654in" fo:margin-bottom="0.1374in"/>
      <style:text-properties fo:font-size="10pt" style:font-size-asian="10pt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ineWithoutComment</text:p>
      <text:p text:style-name="P1"/>
      <text:p text:style-name="P1">lineWithComment<office:annotation loext:resolved="false"><dc:creator>LocalUser#0</dc:creator><dc:date>2025-02-14T14:27:59.662533069</dc:date><text:p text:style-name="P3">test comment</text:p></office:annotation>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7T14:28:37.434444223</meta:creation-date>
    <dc:date>2025-02-14T14:28:07.045633290</dc:date>
    <meta:editing-duration>PT40M25S</meta:editing-duration>
    <meta:editing-cycles>16</meta:editing-cycles>
    <meta:generator>Collabora_OfficeDev/24.04.13.0$Linux_X86_64 LibreOffice_project/dc78b16407a6b90b080b173423fc26a6c52e8084</meta:generator>
    <meta:document-statistic meta:table-count="0" meta:image-count="0" meta:object-count="0" meta:page-count="1" meta:paragraph-count="2" meta:word-count="2" meta:character-count="33" meta:non-whitespace-character-count="33"/>
  </office:meta>
</office:document-meta>
</file>